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0.926cm" style:rel-column-width="525*"/>
    </style:style>
    <style:style style:name="Таблица1.B" style:family="table-column">
      <style:table-column-properties style:column-width="10.405cm" style:rel-column-width="5899*"/>
    </style:style>
    <style:style style:name="Таблица1.C" style:family="table-column">
      <style:table-column-properties style:column-width="5.667cm" style:rel-column-width="3213*"/>
    </style:style>
    <style:style style:name="Таблица1.A1" style:family="table-cell">
      <style:table-cell-properties fo:background-color="#cc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C1" style:family="table-cell">
      <style:table-cell-properties fo:background-color="#ccffff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 style:list-style-name="L1">
      <style:text-properties fo:language="ru" fo:country="RU"/>
    </style:style>
    <style:style style:name="P5" style:family="paragraph" style:parent-style-name="Table_20_Contents" style:list-style-name="L1"/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evatoe Pitch</text:p>
      <text:p text:style-name="Standard">Игра в жанре шутера от первого лица, включающая элементы головоломки (<text:span text:style-name="T1">симбиоз </text:span><text:span text:style-name="T2">Half-Life </text:span><text:span text:style-name="T1">и</text:span> Portal).</text:p>
      <text:p text:style-name="Standard">Игорк в процессе прохождения игры пытается выжить в городе, который подлежит полному уничтожению.</text:p>
      <text:p text:style-name="Standard">По пути он сталкивается с различными проблемами в виде опасных зон (типа радиации) и отрядов, зачищающих город. В прохождении игроку помогают огнестрельные оружия и Portal-gun (портальная пушка).</text:p>
      <text:p text:style-name="Standard"/>
      <text:p text:style-name="Standard"/>
      <text:p text:style-name="Standard">Концепт-документ</text:p>
      <text:p text:style-name="Standard">Сеттинг:</text:p>
      <text:p text:style-name="Standard">Стиль графики: реалистичный, от первого лица.</text:p>
      <text:p text:style-name="Standard"><draw:frame draw:style-name="fr1" draw:name="Графический объект1" text:anchor-type="as-char" svg:y="-18.098cm" svg:width="16.993cm" svg:height="9.297cm" draw:z-index="0"><draw:image xlink:href="http://gamestracker.org/_ld/14/26597222.jpg" xlink:type="simple" xlink:show="embed" xlink:actuate="onLoad"/></draw:frame></text:p>
      <text:p text:style-name="Standard"/>
      <text:p text:style-name="Standard"/>
      <text:p text:style-name="P2"><text:soft-page-break/>Краткое описание игры.</text:p>
      <text:p text:style-name="P1"/>
      <text:p text:style-name="P1"/>
      <text:p text:style-name="Standard"><text:s/><text:span text:style-name="T1">Краткое описание игры: Игрок просыпается в лаборатории, которая явно давно прекратила своё функционирование. Слышен сигнал тревоги, который раздается по всему городу. Город подвегрся нападению неких тварей, которые своим укусом подвергают днк человека мутации, в результате чего такие люди становятся опасны. В крови игрока находятся антитела, благодаря которым он невосприимчив к такой мутации, что явилось причиной изучения данного персонажа и его нахождение в лаборатории. Чтобы выбраться, Игроку нужно пройти через многие препятствия. В процессе этого он находит различное оружие, главным из которых является портальная пушка</text:span></text:p>
      <text:p text:style-name="Standard"><text:span text:style-name="T1"/></text:p>
      <text:p text:style-name="Standard"><text:span text:style-name="T1">Точки удовольствия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№</text:p>
          </table:table-cell>
          <table:table-cell table:style-name="Таблица1.A1" office:value-type="string">
            <text:p text:style-name="P3">Событие</text:p>
          </table:table-cell>
          <table:table-cell table:style-name="Таблица1.C1" office:value-type="string">
            <text:p text:style-name="P3">Время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Скриптовый ролик с пробуждением персонажа</text:p>
          </table:table-cell>
          <table:table-cell table:style-name="Таблица1.C2" office:value-type="string">
            <text:p text:style-name="P3">30 сек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Персонаж осматривает комнату, в которой он заперт (здание обесточено, двери автоматические), находит вентиляцию и пробирается в новую комнату</text:p>
          </table:table-cell>
          <table:table-cell table:style-name="Таблица1.C2" office:value-type="string">
            <text:p text:style-name="P3">1 м 30 сек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Поиск пути, нахождение первого оружия (ломик)</text:p>
          </table:table-cell>
          <table:table-cell table:style-name="Таблица1.C2" office:value-type="string">
            <text:p text:style-name="Table_20_Contents"><text:s/><text:span text:style-name="T1">3 минут</text:span></text:p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3">Спуск на нижний уровень здания, убийство первого <text:s/>хэдкраба</text:p>
          </table:table-cell>
          <table:table-cell table:style-name="Таблица1.C2" office:value-type="string">
            <text:p text:style-name="P3">2 минуты</text:p>
          </table:table-cell>
        </table:table-row>
        <table:table-row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3">Поиск запасного генератора питания, его активация. В следствие этого открываются камеры хранения защитных костюмов. Надеть костюм</text:p>
          </table:table-cell>
          <table:table-cell table:style-name="Таблица1.C2" office:value-type="string">
            <text:p text:style-name="P3">3 минуты</text:p>
          </table:table-cell>
        </table:table-row>
        <table:table-row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3">Запущенный генератор приводит к появлению зараженных ученых. Добежать до лифта, пока они не убили героя. Двери лифта закрываются перед толпой зараженных</text:p>
          </table:table-cell>
          <table:table-cell table:style-name="Таблица1.C2" office:value-type="string">
            <text:p text:style-name="P3">2 минуты</text:p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47S</meta:editing-duration>
    <meta:editing-cycles>4</meta:editing-cycles>
    <meta:generator>OpenOffice/4.1.1$Win32 OpenOffice.org_project/411m6$Build-9775</meta:generator>
    <dc:date>2017-03-24T15:21:24.43</dc:date>
    <meta:document-statistic meta:table-count="1" meta:image-count="1" meta:object-count="0" meta:page-count="2" meta:paragraph-count="32" meta:word-count="250" meta:character-count="1777"/>
    <meta:user-defined meta:name="Info 1"/>
    <meta:user-defined meta:name="Info 2"/>
    <meta:user-defined meta:name="Info 3"/>
    <meta:user-defined meta:name="Info 4"/>
  </office:meta>
</office:document-meta>
</file>